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3d9c" officeooo:paragraph-rsid="001d3d9c"/>
    </style:style>
    <style:style style:name="P2" style:family="paragraph" style:parent-style-name="Standard">
      <style:text-properties officeooo:rsid="001e6fa6" officeooo:paragraph-rsid="001e6fa6"/>
    </style:style>
    <style:style style:name="P3" style:family="paragraph" style:parent-style-name="Standard">
      <style:text-properties officeooo:rsid="001e6fa6" officeooo:paragraph-rsid="0033d83a"/>
    </style:style>
    <style:style style:name="P4" style:family="paragraph" style:parent-style-name="Standard">
      <style:text-properties officeooo:rsid="001e6fa6" officeooo:paragraph-rsid="0024773f"/>
    </style:style>
    <style:style style:name="P5" style:family="paragraph" style:parent-style-name="Standard">
      <style:text-properties officeooo:rsid="001e6fa6" officeooo:paragraph-rsid="003b6eae"/>
    </style:style>
    <style:style style:name="P6" style:family="paragraph" style:parent-style-name="Standard">
      <style:text-properties officeooo:paragraph-rsid="001e6fa6"/>
    </style:style>
    <style:style style:name="P7" style:family="paragraph" style:parent-style-name="Standard">
      <style:text-properties officeooo:rsid="002155aa" officeooo:paragraph-rsid="002155aa"/>
    </style:style>
    <style:style style:name="P8" style:family="paragraph" style:parent-style-name="Standard">
      <style:text-properties officeooo:paragraph-rsid="002155aa"/>
    </style:style>
    <style:style style:name="P9" style:family="paragraph" style:parent-style-name="Standard">
      <style:text-properties officeooo:paragraph-rsid="002434d9"/>
    </style:style>
    <style:style style:name="P10" style:family="paragraph" style:parent-style-name="Standard">
      <style:text-properties officeooo:paragraph-rsid="0025905f"/>
    </style:style>
    <style:style style:name="P11" style:family="paragraph" style:parent-style-name="Standard">
      <style:text-properties officeooo:paragraph-rsid="0026dc80"/>
    </style:style>
    <style:style style:name="P12" style:family="paragraph" style:parent-style-name="Standard">
      <style:text-properties officeooo:paragraph-rsid="002956fe"/>
    </style:style>
    <style:style style:name="P13" style:family="paragraph" style:parent-style-name="Standard">
      <style:text-properties officeooo:paragraph-rsid="001d3d9c"/>
    </style:style>
    <style:style style:name="P14" style:family="paragraph" style:parent-style-name="Standard">
      <style:text-properties officeooo:rsid="001e67de" officeooo:paragraph-rsid="001e67de"/>
    </style:style>
    <style:style style:name="P15" style:family="paragraph" style:parent-style-name="Standard">
      <style:text-properties officeooo:rsid="001e67de" officeooo:paragraph-rsid="002a2fa1"/>
    </style:style>
    <style:style style:name="P16" style:family="paragraph" style:parent-style-name="Standard">
      <style:text-properties officeooo:paragraph-rsid="001d6ba2"/>
    </style:style>
    <style:style style:name="P17" style:family="paragraph" style:parent-style-name="Standard">
      <style:text-properties officeooo:paragraph-rsid="002010c7"/>
    </style:style>
    <style:style style:name="P18" style:family="paragraph" style:parent-style-name="Standard">
      <style:text-properties officeooo:rsid="00200957" officeooo:paragraph-rsid="00200957"/>
    </style:style>
    <style:style style:name="P19" style:family="paragraph" style:parent-style-name="Standard">
      <style:text-properties officeooo:rsid="0030f422" officeooo:paragraph-rsid="0030f422"/>
    </style:style>
    <style:style style:name="P20" style:family="paragraph" style:parent-style-name="Standard">
      <style:text-properties officeooo:paragraph-rsid="0027c0aa"/>
    </style:style>
    <style:style style:name="P21" style:family="paragraph" style:parent-style-name="Standard">
      <style:text-properties officeooo:rsid="0033d83a" officeooo:paragraph-rsid="0033d83a"/>
    </style:style>
    <style:style style:name="P22" style:family="paragraph" style:parent-style-name="Standard">
      <style:text-properties officeooo:paragraph-rsid="0033d83a"/>
    </style:style>
    <style:style style:name="P23" style:family="paragraph" style:parent-style-name="Standard">
      <style:text-properties officeooo:paragraph-rsid="003461b4"/>
    </style:style>
    <style:style style:name="P24" style:family="paragraph" style:parent-style-name="Standard">
      <style:text-properties officeooo:rsid="0034a77a" officeooo:paragraph-rsid="0034a77a"/>
    </style:style>
    <style:style style:name="P25" style:family="paragraph" style:parent-style-name="Standard">
      <style:text-properties officeooo:rsid="0035c379" officeooo:paragraph-rsid="0035c379"/>
    </style:style>
    <style:style style:name="P26" style:family="paragraph" style:parent-style-name="Standard">
      <style:text-properties officeooo:paragraph-rsid="0035c379"/>
    </style:style>
    <style:style style:name="P27" style:family="paragraph" style:parent-style-name="Standard">
      <style:text-properties officeooo:paragraph-rsid="00373b17"/>
    </style:style>
    <style:style style:name="P28" style:family="paragraph" style:parent-style-name="Standard">
      <style:text-properties officeooo:rsid="00392488" officeooo:paragraph-rsid="00392488"/>
    </style:style>
    <style:style style:name="P29" style:family="paragraph" style:parent-style-name="Standard">
      <style:text-properties officeooo:rsid="003ace9c" officeooo:paragraph-rsid="003ace9c"/>
    </style:style>
    <style:style style:name="P30" style:family="paragraph" style:parent-style-name="Standard">
      <style:text-properties officeooo:paragraph-rsid="003ace9c"/>
    </style:style>
    <style:style style:name="P31" style:family="paragraph" style:parent-style-name="Standard">
      <style:text-properties fo:font-weight="bold" officeooo:rsid="00200957" officeooo:paragraph-rsid="00200957" style:font-weight-asian="bold" style:font-weight-complex="bold"/>
    </style:style>
    <style:style style:name="P32" style:family="paragraph" style:parent-style-name="Standard">
      <style:text-properties fo:font-weight="bold" officeooo:rsid="0033d83a" officeooo:paragraph-rsid="0033d83a" style:font-weight-asian="bold" style:font-weight-complex="bold"/>
    </style:style>
    <style:style style:name="P33" style:family="paragraph" style:parent-style-name="Standard">
      <style:text-properties fo:font-weight="bold" officeooo:rsid="002155aa" officeooo:paragraph-rsid="002155aa" style:font-weight-asian="bold" style:font-weight-complex="bold"/>
    </style:style>
    <style:style style:name="P34" style:family="paragraph" style:parent-style-name="Standard">
      <style:text-properties fo:font-size="16pt" fo:font-weight="bold" officeooo:rsid="003ace9c" officeooo:paragraph-rsid="003ace9c" style:font-size-asian="16pt" style:font-weight-asian="bold" style:font-size-complex="16pt" style:font-weight-complex="bold"/>
    </style:style>
    <style:style style:name="P35" style:family="paragraph" style:parent-style-name="Standard">
      <style:text-properties officeooo:paragraph-rsid="003b6eae"/>
    </style:style>
    <style:style style:name="P36" style:family="paragraph" style:parent-style-name="Standard">
      <style:text-properties officeooo:paragraph-rsid="00200957"/>
    </style:style>
    <style:style style:name="P37" style:family="paragraph" style:parent-style-name="Standard">
      <style:text-properties officeooo:paragraph-rsid="003d2f14"/>
    </style:style>
    <style:style style:name="P38" style:family="paragraph" style:parent-style-name="Standard">
      <style:text-properties officeooo:paragraph-rsid="0034a77a"/>
    </style:style>
    <style:style style:name="P39" style:family="paragraph" style:parent-style-name="Standard">
      <style:text-properties officeooo:paragraph-rsid="00392488"/>
    </style:style>
    <style:style style:name="P40" style:family="paragraph" style:parent-style-name="Standard">
      <style:text-properties officeooo:paragraph-rsid="0041092f"/>
    </style:style>
    <style:style style:name="P41" style:family="paragraph" style:parent-style-name="Footnote">
      <style:text-properties officeooo:paragraph-rsid="00300000"/>
    </style:style>
    <style:style style:name="P42" style:family="paragraph" style:parent-style-name="Footnote">
      <style:text-properties officeooo:rsid="003d2f14" officeooo:paragraph-rsid="003d2f14"/>
    </style:style>
    <style:style style:name="P43" style:family="paragraph" style:parent-style-name="Standard">
      <style:text-properties fo:font-weight="bold" officeooo:rsid="002e56e9" officeooo:paragraph-rsid="0032327e" style:font-weight-asian="bold" style:font-weight-complex="bold"/>
    </style:style>
    <style:style style:name="P44" style:family="paragraph" style:parent-style-name="Standard">
      <style:text-properties fo:font-weight="bold" officeooo:rsid="002e56e9" officeooo:paragraph-rsid="002a2fa1" style:font-weight-asian="bold" style:font-weight-complex="bold"/>
    </style:style>
    <style:style style:name="P45" style:family="paragraph" style:parent-style-name="Standard">
      <style:text-properties fo:font-weight="bold" officeooo:rsid="002e56e9" officeooo:paragraph-rsid="00200957" style:font-weight-asian="bold" style:font-weight-complex="bold"/>
    </style:style>
    <style:style style:name="P46" style:family="paragraph" style:parent-style-name="Standard">
      <style:text-properties fo:font-weight="bold" officeooo:rsid="0033d83a" officeooo:paragraph-rsid="002155aa" style:font-weight-asian="bold" style:font-weight-complex="bold"/>
    </style:style>
    <style:style style:name="P47" style:family="paragraph" style:parent-style-name="Standard">
      <style:text-properties fo:font-weight="bold" officeooo:rsid="003461b4" officeooo:paragraph-rsid="002155aa" style:font-weight-asian="bold" style:font-weight-complex="bold"/>
    </style:style>
    <style:style style:name="P48" style:family="paragraph" style:parent-style-name="Standard">
      <style:text-properties fo:font-weight="bold" officeooo:rsid="0041aed7" officeooo:paragraph-rsid="0041aed7" style:font-weight-asian="bold" style:font-weight-complex="bold"/>
    </style:style>
    <style:style style:name="P49" style:family="paragraph" style:parent-style-name="Standard">
      <style:text-properties fo:font-weight="bold" officeooo:rsid="00446f56" officeooo:paragraph-rsid="00446f56" style:font-weight-asian="bold" style:font-weight-complex="bold"/>
    </style:style>
    <style:style style:name="P50" style:family="paragraph" style:parent-style-name="Standard">
      <style:text-properties fo:font-weight="bold" officeooo:rsid="00474679" officeooo:paragraph-rsid="00474679" style:font-weight-asian="bold" style:font-weight-complex="bold"/>
    </style:style>
    <style:style style:name="P51" style:family="paragraph" style:parent-style-name="Standard">
      <style:text-properties fo:font-size="10pt" officeooo:rsid="00300000" officeooo:paragraph-rsid="002155aa" style:font-size-asian="10pt" style:font-size-complex="10pt"/>
    </style:style>
    <style:style style:name="P52" style:family="paragraph" style:parent-style-name="Standard">
      <style:text-properties officeooo:paragraph-rsid="003ace9c"/>
    </style:style>
    <style:style style:name="P53" style:family="paragraph" style:parent-style-name="Standard">
      <style:paragraph-properties fo:text-align="center" style:justify-single-word="false"/>
      <style:text-properties officeooo:paragraph-rsid="001d3d9c"/>
    </style:style>
    <style:style style:name="P54" style:family="paragraph" style:parent-style-name="Standard">
      <style:paragraph-properties fo:text-align="start" style:justify-single-word="false"/>
      <style:text-properties fo:font-size="16pt" fo:font-weight="normal" officeooo:rsid="0041aed7" officeooo:paragraph-rsid="0041aed7" style:font-size-asian="16pt" style:font-weight-asian="normal" style:font-size-complex="16pt" style:font-weight-complex="normal"/>
    </style:style>
    <style:style style:name="P55" style:family="paragraph" style:parent-style-name="Standard">
      <style:text-properties fo:font-weight="normal" officeooo:rsid="00474679" officeooo:paragraph-rsid="00474679" style:font-weight-asian="normal" style:font-weight-complex="normal"/>
    </style:style>
    <style:style style:name="P56" style:family="paragraph" style:parent-style-name="Standard">
      <style:text-properties officeooo:paragraph-rsid="0041aed7"/>
    </style:style>
    <style:style style:name="P57" style:family="paragraph" style:parent-style-name="Standard">
      <style:paragraph-properties fo:text-align="justify" style:justify-single-word="false"/>
      <style:text-properties officeooo:paragraph-rsid="004317a1"/>
    </style:style>
    <style:style style:name="P58" style:family="paragraph" style:parent-style-name="Standard">
      <style:text-properties officeooo:paragraph-rsid="00446f56"/>
    </style:style>
    <style:style style:name="P59" style:family="paragraph" style:parent-style-name="Standard">
      <style:text-properties officeooo:paragraph-rsid="0045a3af"/>
    </style:style>
    <style:style style:name="T1" style:family="text">
      <style:text-properties officeooo:rsid="001d6ba2"/>
    </style:style>
    <style:style style:name="T2" style:family="text">
      <style:text-properties officeooo:rsid="001e67de"/>
    </style:style>
    <style:style style:name="T3" style:family="text">
      <style:text-properties officeooo:rsid="001e6fa6"/>
    </style:style>
    <style:style style:name="T4" style:family="text">
      <style:text-properties officeooo:rsid="001ea972"/>
    </style:style>
    <style:style style:name="T5" style:family="text">
      <style:text-properties officeooo:rsid="002010c7"/>
    </style:style>
    <style:style style:name="T6" style:family="text">
      <style:text-properties officeooo:rsid="002155aa"/>
    </style:style>
    <style:style style:name="T7" style:family="text">
      <style:text-properties officeooo:rsid="002434d9"/>
    </style:style>
    <style:style style:name="T8" style:family="text">
      <style:text-properties officeooo:rsid="0024773f"/>
    </style:style>
    <style:style style:name="T9" style:family="text">
      <style:text-properties officeooo:rsid="0025905f"/>
    </style:style>
    <style:style style:name="T10" style:family="text">
      <style:text-properties officeooo:rsid="0026dc80"/>
    </style:style>
    <style:style style:name="T11" style:family="text">
      <style:text-properties officeooo:rsid="0027c0aa"/>
    </style:style>
    <style:style style:name="T12" style:family="text">
      <style:text-properties officeooo:rsid="002956fe"/>
    </style:style>
    <style:style style:name="T13" style:family="text">
      <style:text-properties officeooo:rsid="002a2fa1"/>
    </style:style>
    <style:style style:name="T14" style:family="text">
      <style:text-properties officeooo:rsid="002a988e"/>
    </style:style>
    <style:style style:name="T15" style:family="text">
      <style:text-properties officeooo:rsid="002b0c27"/>
    </style:style>
    <style:style style:name="T16" style:family="text">
      <style:text-properties officeooo:rsid="002e56e9"/>
    </style:style>
    <style:style style:name="T17" style:family="text">
      <style:text-properties fo:font-weight="bold" officeooo:rsid="002010c7" style:font-weight-asian="bold" style:font-weight-complex="bold"/>
    </style:style>
    <style:style style:name="T18" style:family="text">
      <style:text-properties fo:font-weight="bold" officeooo:rsid="0033d83a" style:font-weight-asian="bold" style:font-weight-complex="bold"/>
    </style:style>
    <style:style style:name="T19" style:family="text">
      <style:text-properties fo:font-weight="bold" officeooo:rsid="003b6eae" style:font-weight-asian="bold" style:font-weight-complex="bold"/>
    </style:style>
    <style:style style:name="T20" style:family="text">
      <style:text-properties fo:font-weight="bold" officeooo:rsid="00200957" style:font-weight-asian="bold" style:font-weight-complex="bold"/>
    </style:style>
    <style:style style:name="T21" style:family="text">
      <style:text-properties officeooo:rsid="002e87d8"/>
    </style:style>
    <style:style style:name="T22" style:family="text">
      <style:text-properties officeooo:rsid="00300000"/>
    </style:style>
    <style:style style:name="T23" style:family="text">
      <style:text-properties fo:font-size="10pt" officeooo:rsid="00300000" style:font-size-asian="10pt" style:font-size-complex="10pt"/>
    </style:style>
    <style:style style:name="T24" style:family="text">
      <style:text-properties fo:font-size="10pt" officeooo:rsid="0030f422" style:font-size-asian="10pt" style:font-size-complex="10pt"/>
    </style:style>
    <style:style style:name="T25" style:family="text">
      <style:text-properties officeooo:rsid="0030f422"/>
    </style:style>
    <style:style style:name="T26" style:family="text">
      <style:text-properties officeooo:rsid="0032327e"/>
    </style:style>
    <style:style style:name="T27" style:family="text">
      <style:text-properties officeooo:rsid="0033d83a"/>
    </style:style>
    <style:style style:name="T28" style:family="text">
      <style:text-properties fo:font-weight="normal" officeooo:rsid="0033d83a" style:font-weight-asian="normal" style:font-weight-complex="normal"/>
    </style:style>
    <style:style style:name="T29" style:family="text">
      <style:text-properties fo:font-weight="normal" officeooo:rsid="0041aed7" style:font-weight-asian="normal" style:font-weight-complex="normal"/>
    </style:style>
    <style:style style:name="T30" style:family="text">
      <style:text-properties fo:font-weight="normal" officeooo:rsid="004317a1" style:font-weight-asian="normal" style:font-weight-complex="normal"/>
    </style:style>
    <style:style style:name="T31" style:family="text">
      <style:text-properties fo:font-weight="normal" officeooo:rsid="00446f56" style:font-weight-asian="normal" style:font-weight-complex="normal"/>
    </style:style>
    <style:style style:name="T32" style:family="text">
      <style:text-properties fo:font-weight="normal" officeooo:rsid="0045a3af" style:font-weight-asian="normal" style:font-weight-complex="normal"/>
    </style:style>
    <style:style style:name="T33" style:family="text">
      <style:text-properties officeooo:rsid="003461b4"/>
    </style:style>
    <style:style style:name="T34" style:family="text">
      <style:text-properties officeooo:rsid="0034a77a"/>
    </style:style>
    <style:style style:name="T35" style:family="text">
      <style:text-properties officeooo:rsid="0035c379"/>
    </style:style>
    <style:style style:name="T36" style:family="text">
      <style:text-properties officeooo:rsid="00373b17"/>
    </style:style>
    <style:style style:name="T37" style:family="text">
      <style:text-properties officeooo:rsid="00392488"/>
    </style:style>
    <style:style style:name="T38" style:family="text">
      <style:text-properties officeooo:rsid="003ace9c"/>
    </style:style>
    <style:style style:name="T39" style:family="text">
      <style:text-properties fo:font-size="18pt" fo:font-weight="bold" officeooo:rsid="001d3d9c" style:font-size-asian="18pt" style:font-weight-asian="bold" style:font-size-complex="18pt" style:font-weight-complex="bold"/>
    </style:style>
    <style:style style:name="T40" style:family="text">
      <style:text-properties fo:font-size="18pt" fo:font-weight="bold" officeooo:rsid="003ace9c" style:font-size-asian="18pt" style:font-weight-asian="bold" style:font-size-complex="18pt" style:font-weight-complex="bold"/>
    </style:style>
    <style:style style:name="T41" style:family="text">
      <style:text-properties officeooo:rsid="003b6eae"/>
    </style:style>
    <style:style style:name="T42" style:family="text">
      <style:text-properties officeooo:rsid="00200957"/>
    </style:style>
    <style:style style:name="T43" style:family="text">
      <style:text-properties officeooo:rsid="003d2f14"/>
    </style:style>
    <style:style style:name="T44" style:family="text">
      <style:text-properties officeooo:rsid="003eb847"/>
    </style:style>
    <style:style style:name="T45" style:family="text">
      <style:text-properties officeooo:rsid="00404a03"/>
    </style:style>
    <style:style style:name="T46" style:family="text">
      <style:text-properties fo:font-size="22pt" style:font-size-asian="22pt" style:font-size-complex="22pt"/>
    </style:style>
    <style:style style:name="T47" style:family="text">
      <style:text-properties officeooo:rsid="0041aed7"/>
    </style:style>
    <style:style style:name="T48" style:family="text">
      <style:text-properties fo:font-size="14pt" fo:font-weight="bold" officeooo:rsid="003ace9c" style:font-size-asian="14pt" style:font-weight-asian="bold" style:font-size-complex="14pt" style:font-weight-complex="bold"/>
    </style:style>
    <style:style style:name="T49" style:family="text">
      <style:text-properties fo:font-size="14pt" fo:font-weight="bold" officeooo:rsid="0041aed7" style:font-size-asian="14pt" style:font-weight-asian="bold" style:font-size-complex="14pt" style:font-weight-complex="bold"/>
    </style:style>
    <style:style style:name="T50" style:family="text">
      <style:text-properties officeooo:rsid="001d3d9c"/>
    </style:style>
    <style:style style:name="T51" style:family="text">
      <style:text-properties officeooo:rsid="0045a3af"/>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46">Machine Learning Engineer Nanodegree</text:span> </text:p>
      <text:p text:style-name="P29"/>
      <text:p text:style-name="P30"><text:span text:style-name="T48">Capstone </text:span><text:span text:style-name="T49">Project</text:span><text:span text:style-name="T48"> </text:span></text:p>
      <text:p text:style-name="P29"/>
      <text:p text:style-name="P29">Adrian Voicu</text:p>
      <text:p text:style-name="P29">October <text:span text:style-name="T47">09</text:span>, 2020</text:p>
      <text:p text:style-name="P29"/>
      <text:p text:style-name="P53"><text:span text:style-name="T40">Digital Pathology - </text:span><text:span text:style-name="T39">Mitosis Detection </text:span><text:span text:style-name="T40">using Transfer Learning in</text:span><text:span text:style-name="T39"> PyTorch</text:span></text:p>
      <text:p text:style-name="P53"><text:span text:style-name="T39"/></text:p>
      <text:p text:style-name="P54"><text:span text:style-name="T50">D</text:span>efinition</text:p>
      <text:p text:style-name="P1"/>
      <text:p text:style-name="P1"/>
      <text:p text:style-name="P48">Project Overview</text:p>
      <text:p text:style-name="P48"/>
      <text:p text:style-name="P57"><text:span text:style-name="T29">Mitosis Detection is a task in the field of Digital Pathology. Its application is within diagnosing breast cancer and its stage. The problem tackled in this project is automating this task and it was inspired by the TUPAC2016 </text:span><text:span text:style-name="T30">challenge</text:span><text:span text:style-name="T29"><text:note text:id="ftn0" text:note-class="footnote"><text:note-citation>1</text:note-citation><text:note-body><text:p text:style-name="Footnote">Tumor Proliferation Assessment Challenge 2016. http://tupac.tue-image.nl/</text:p></text:note-body></text:note></text:span><text:span text:style-name="T29">. </text:span></text:p>
      <text:p text:style-name="P57"><text:span text:style-name="T30">Another great source of help and inspiration in developing this project was Andrew Janowczyk’s blog</text:span><text:span text:style-name="T30"><text:note text:id="ftn3" text:note-class="footnote"><text:note-citation>2</text:note-citation><text:note-body><text:p text:style-name="Footnote">http://www.andrewjanowczyk.com</text:p></text:note-body></text:note></text:span><text:span text:style-name="T30">, which helped me set a more clear path in proceeding with my task and also provided a complete dataset</text:span><text:span text:style-name="T30"><text:note text:id="ftn4" text:note-class="footnote"><text:note-citation>3</text:note-citation><text:note-body><text:p text:style-name="Footnote">http://www.andrewjanowczyk.com/deep-learning/</text:p></text:note-body></text:note></text:span><text:span text:style-name="T30"> that I used in training and evaluating my model.</text:span></text:p>
      <text:p text:style-name="P57"><text:span text:style-name="T30">A big part of the task is constituted by the pre-processing of the images found in the dataset. Since the original images are high resolution, thus very large, the actual datapoints that are used in training the model are patches extracted from these original images, which contain cellular nuclei (with or without mitotic centers). Also provided in the dataset, were the so called Blue Ratio Segmentation masks, for each individual image – these are used in extracting the negative class patches.</text:span></text:p>
      <text:p text:style-name="P56"><text:span text:style-name="T29"/></text:p>
      <text:p text:style-name="P49"><text:span text:style-name="T47">P</text:span>roblem Statement</text:p>
      <text:p text:style-name="P49"/>
      <text:p text:style-name="P59"><text:span text:style-name="T31">The goal of the project is training a model that can predict, with relatively good accuracy, whether an image contains a mitotic center or not. Thus, the problem comes down to image binary classification one. The platform used for implementing the solution is PyTorch and the programming language is Python. </text:span><text:span text:style-name="T32">I chose a pre-trained AlexNet model for working on this problem. </text:span></text:p>
      <text:p text:style-name="P59"><text:span text:style-name="T32">The steps taken are as follows:</text:span></text:p>
      <text:p text:style-name="P58"><text:span text:style-name="T32">-<text:tab/> download the Mitosis Detection dataset</text:span></text:p>
      <text:p text:style-name="P58"><text:span text:style-name="T32">-<text:tab/>data pre-processing: extract positive and negative class patches from the original images and separate a training dataset and a testing one</text:span></text:p>
      <text:p text:style-name="P59"><text:span text:style-name="T32">-<text:tab/>handle class imbalance: augment size of positive class by using image rotation</text:span></text:p>
      <text:p text:style-name="P59"><text:span text:style-name="T32">-<text:tab/>eliminate positive centers that are found on the image’s margins, since they cannot be extracted into a patch</text:span></text:p>
      <text:p text:style-name="P59"><text:span text:style-name="T32">- <text:tab/>configure the pre-trained AlexNet model, to be suitable for a binary classification problems</text:span></text:p>
      <text:p text:style-name="P59"><text:span text:style-name="T32">-<text:tab/>train the model using the training dataset</text:span></text:p>
      <text:p text:style-name="P59"><text:span text:style-name="T32">-<text:tab/>handle fragmented training by saving and loading the model</text:span></text:p>
      <text:p text:style-name="P59"><text:span text:style-name="T32">-<text:tab/>test model on testing dataset</text:span></text:p>
      <text:p text:style-name="P59"><text:span text:style-name="T32"/></text:p>
      <text:p text:style-name="P50"><text:soft-page-break/><text:span text:style-name="T51">M</text:span>etrics</text:p>
      <text:p text:style-name="P50"/>
      <text:p text:style-name="P55">The metric used for evaluating the performance of the model is accuracy:</text:p>
      <text:p text:style-name="P55"/>
      <text:p text:style-name="P55"><text:tab/><text:tab/><draw:frame draw:style-name="fr1" draw:name="Object1" text:anchor-type="as-char" svg:y="-0.2437in" svg:width="2.9516in" svg:height="0.3929in" draw:z-index="0"><draw:object xlink:href="./Object 1" xlink:type="simple" xlink:show="embed" xlink:actuate="onLoad"/><draw:image xlink:href="./ObjectReplacements/Object 1" xlink:type="simple" xlink:show="embed" xlink:actuate="onLoad"/></draw:frame><text:tab/></text:p>
      <text:p text:style-name="P58"><text:span text:style-name="T32"/></text:p>
      <text:p text:style-name="P56"><text:span text:style-name="T29"/></text:p>
      <text:p text:style-name="P56"><text:span text:style-name="T29"/></text:p>
      <text:p text:style-name="P56"><text:span text:style-name="T29"/></text:p>
      <text:p text:style-name="P56"><text:span text:style-name="T29"/></text:p>
      <text:p text:style-name="P56"><text:span text:style-name="T29"/></text:p>
      <text:p text:style-name="P56"><text:span text:style-name="T29"/></text:p>
      <text:p text:style-name="P56"><text:span text:style-name="T29"/></text:p>
      <text:p text:style-name="P10"><text:span text:style-name="T9">Digital pathology </text:span><text:span text:style-name="T10">(DP) </text:span><text:span text:style-name="T9">is a subdomain of pathology that focuses on the analysis and processing of digital scans of microscope samples. The progress of scanning and microscopy technologies enables expert pathologists to visualize </text:span><text:span text:style-name="T10">and share </text:span><text:span text:style-name="T9">high resolution images </text:span><text:span text:style-name="T10">using computers or even mobile devices.</text:span></text:p>
      <text:p text:style-name="P13"/>
      <text:p text:style-name="P11"><text:span text:style-name="T10">According to Leica Biosystems, a company producing DP tools, the advances in this field </text:span><text:span text:style-name="T11">will</text:span><text:span text:style-name="T10"> ultimately allow computer aided diagnostics and personalized medicine to be made available to patients. [4]</text:span></text:p>
      <text:p text:style-name="P14"/>
      <text:p text:style-name="P20"><text:span text:style-name="T11">Standing in the broader field of DP, </text:span><text:span text:style-name="T26">is</text:span><text:span text:style-name="T11"> the specific </text:span><text:span text:style-name="T26">task </text:span><text:span text:style-name="T11">of Mitosis Detection (MD).</text:span></text:p>
      <text:p text:style-name="P30"><text:span text:style-name="T38">In the context of breast cancer tumor diagnosing, MD </text:span><text:span text:style-name="T13">refers to the </text:span><text:span text:style-name="T38">number </text:span><text:span text:style-name="T13">of </text:span><text:span text:style-name="T38">self dividing </text:span><text:span text:style-name="T13">cells.</text:span></text:p>
      <text:p text:style-name="P30"><text:span text:style-name="T38">A high number of mitotic centers is correlated with an advanced stage of the tumor.</text:span><text:span text:style-name="T13"> </text:span><text:span text:style-name="T4">The correct assessment of this indicator is extremely important in selecting a patient’s treatment plan (ie. a patient with a less pronounced tumor might be spared the aggressive treatment that a patient with a more developed tumor might </text:span><text:span text:style-name="T38">require</text:span><text:span text:style-name="T4">).</text:span><text:span text:style-name="T13">[2]</text:span></text:p>
      <text:p text:style-name="P15"/>
      <text:p text:style-name="P12"><text:span text:style-name="T1">Mitosis </text:span><text:span text:style-name="T38">D</text:span><text:span text:style-name="T1">etection is a task currently done manually by trained specialists </text:span><text:span text:style-name="T2">in a pathology lab: </text:span><text:span text:style-name="T11">glass slides of biopsy samples </text:span><text:span text:style-name="T38">extracted from the patient </text:span><text:span text:style-name="T11">are analyzed by </text:span><text:span text:style-name="T38">the pathologist </text:span><text:span text:style-name="T11">and assigned a grade, based on specific characteristics observed in the sample </text:span><text:span text:style-name="T38">(in short, the number of mitotic centers detected)</text:span><text:span text:style-name="T11">. </text:span><text:span text:style-name="T38">T</text:span><text:span text:style-name="T11">he grade is </text:span><text:span text:style-name="T38">then </text:span><text:span text:style-name="T11">used in </text:span><text:span text:style-name="T12">assigning a personalized </text:span><text:span text:style-name="T11">treatment </text:span><text:span text:style-name="T12">to the patient</text:span><text:span text:style-name="T11">. </text:span><text:span text:style-name="T41">Thus</text:span><text:span text:style-name="T11">, a correct </text:span><text:span text:style-name="T41">and thorough </text:span><text:span text:style-name="T11">interpretation of the biopsy </text:span><text:span text:style-name="T41">scans</text:span><text:span text:style-name="T11"> is </text:span><text:span text:style-name="T12">vital. The challenges involved in this workflow are not few: </text:span><text:span text:style-name="T13">the subjective nature of the results (the cells can have different shapes, depending on the</text:span><text:span text:style-name="T41">ir development</text:span><text:span text:style-name="T13"> stage), the high </text:span><text:span text:style-name="T14">volume of work and attention needed for analyzing even a single slide, the decreasing number of trained specialists, the increasing number of patients requiring a diagnostic. [4]</text:span></text:p>
      <text:p text:style-name="P12"/>
      <text:p text:style-name="P9"><text:span text:style-name="T41">It can be stated that</text:span><text:span text:style-name="T14"> MD </text:span><text:span text:style-name="T2">constitutes a field where </text:span><text:span text:style-name="T41">the development of</text:span><text:span text:style-name="T2"> </text:span><text:span text:style-name="T14">an automated, reproducible </text:span><text:span text:style-name="T41">and reliable</text:span><text:span text:style-name="T14"> process </text:span><text:span text:style-name="T2">can be highly beneficial. </text:span><text:span text:style-name="T41">However, t</text:span><text:span text:style-name="T2">he desired outcome of </text:span><text:span text:style-name="T14">automation </text:span><text:span text:style-name="T2">is not to completely replace a</text:span><text:span text:style-name="T7">n</text:span><text:span text:style-name="T2"> expert analysis, but merely to </text:span><text:span text:style-name="T15">provide </text:span><text:span text:style-name="T2">a second </text:span><text:span text:style-name="T41">trustworthy </text:span><text:span text:style-name="T2">opinion.</text:span></text:p>
      <text:p text:style-name="P16"/>
      <text:p text:style-name="P6"><text:span text:style-name="T3">This work is inspired by the TUPAC16 challenge [</text:span><text:span text:style-name="T4">2</text:span><text:span text:style-name="T3">]. A strong personal motivation also came in play, due to the </text:span><text:span text:style-name="T41">believe that </text:span><text:span text:style-name="T3">using ML technolog</text:span><text:span text:style-name="T41">ies</text:span><text:span text:style-name="T3"> </text:span><text:span text:style-name="T41">can be beneficial and directly improve human life. </text:span><text:span text:style-name="T8">One</text:span><text:span text:style-name="T3"> source of inspiration was also the </text:span><text:span text:style-name="T8">impressive </text:span><text:span text:style-name="T3">story of the Biotech Startup </text:span></text:p>
      <text:p text:style-name="P6"><text:span text:style-name="T3">OncoStem, that </text:span><text:span text:style-name="T41">strive </text:span><text:span text:style-name="T3">not only to improve the existing methods, but to make them available to people and countries with less financial power. [3]</text:span></text:p>
      <text:p text:style-name="P2"/>
      <text:p text:style-name="P2"/>
      <text:p text:style-name="P2"/>
      <text:p text:style-name="P2"><text:soft-page-break/></text:p>
      <text:p text:style-name="P43">Problem statement</text:p>
      <text:p text:style-name="P22"/>
      <text:p text:style-name="P40"><text:span text:style-name="T27">The problem addressed in this project is a </text:span><text:span text:style-name="T18">binary </text:span><text:span text:style-name="T19">image</text:span><text:span text:style-name="T18"> classification</text:span><text:span text:style-name="T27">. The model must be trained using real life laboratory images and </text:span><text:span text:style-name="T41">must</text:span><text:span text:style-name="T27"> predict </text:span><text:span text:style-name="T41">with a reasonable degree of confidence </text:span><text:span text:style-name="T27">whether an image contains a mitotic center or not. </text:span><text:span text:style-name="T41">The images annotated by pathology experts will be used as the ground truth.</text:span></text:p>
      <text:p text:style-name="P3"/>
      <text:p text:style-name="P35"><text:span text:style-name="T3">As shown by [1] and others, Deep Learning techniques have </text:span><text:span text:style-name="T41">been proved </text:span><text:span text:style-name="T3">to give good results in Digital Pathology tasks such as Mitosis counting </text:span><text:span text:style-name="T41">and detection</text:span><text:span text:style-name="T3">. </text:span></text:p>
      <text:p text:style-name="P5">The goal of this project is therefore to implement a <text:span text:style-name="T41">basic</text:span> solution, that can be used as a starting point for further research and improvement. <text:s/></text:p>
      <text:p text:style-name="P5"/>
      <text:p text:style-name="P2"/>
      <text:p text:style-name="P44">Datasets and inputs</text:p>
      <text:p text:style-name="P4"/>
      <text:p text:style-name="P36"><text:span text:style-name="T42">The </text:span><text:span text:style-name="T20">dataset</text:span><text:span text:style-name="T42"> used for the project shall be the publicly available set of images found on Andrew Janowczyk’s blog [1], which includes a list of 311 images </text:span><text:span text:style-name="T5">(.tif format)</text:span><text:span text:style-name="T42">, with 550 mitotic centers expertly </text:span><text:span text:style-name="T5">annotated (</text:span><text:span text:style-name="T41">coordinates of the centers </text:span><text:span text:style-name="T5">included in the .csv file). </text:span><text:span text:style-name="T8">These </text:span><text:span text:style-name="T41">are </text:span><text:span text:style-name="T8">high resolution scans of microscopic images containing biopsy samples from different patients. </text:span></text:p>
      <text:p text:style-name="P35"><text:span text:style-name="T21">Attached to each .tif image (which represents an original </text:span><text:span text:style-name="T41">H&amp;E</text:span><text:span text:style-name="T41"><text:note text:id="ftn1" text:note-class="footnote"><text:note-citation>4</text:note-citation><text:note-body><text:p text:style-name="P42">Hematoxylin and Eosin</text:p></text:note-body></text:note></text:span><text:span text:style-name="T41"> </text:span><text:span text:style-name="T21">lab scan), there will be 2 extra helper images:</text:span></text:p>
      <text:p text:style-name="P35"><text:span text:style-name="T21"><text:tab/>- one containing the </text:span><text:span text:style-name="T25">dilated </text:span><text:span text:style-name="T21">Blue Ratio Segmentation</text:span><text:span text:style-name="T21"><text:note text:id="ftn2" text:note-class="footnote"><text:note-citation>5</text:note-citation><text:note-body><text:p text:style-name="P41"><text:span text:style-name="T22">Using the BRS technique is useful to </text:span><text:span text:style-name="T23">isolate the </text:span><text:span text:style-name="T22">patches where mitotic centers are most likely to be found. </text:span><text:span text:style-name="T24">The BR centers are dilated, in order to include the centers context in the processing. For more details on BRS technique, see [6]</text:span></text:p></text:note-body></text:note></text:span><text:span text:style-name="T21"> (BRS) mask of the original (*_pc.png – </text:span><text:span text:style-name="T41">further referenced as </text:span><text:span text:style-name="T21">“</text:span><text:span text:style-name="T26">type 1” input image</text:span><text:span text:style-name="T21">) <text:s/>and</text:span></text:p>
      <text:p text:style-name="P35"><text:span text:style-name="T21"><text:tab/>- one containing circles drawn around the mitotic circles overlaid on the BRS mask (*_cmask.png – </text:span><text:span text:style-name="T41">further referenced as <text:s/>“</text:span><text:span text:style-name="T26">type 2” input image</text:span><text:span text:style-name="T21">).</text:span></text:p>
      <text:p text:style-name="P18"/>
      <text:p text:style-name="P31"/>
      <text:p text:style-name="P45">Solution Statement</text:p>
      <text:p text:style-name="P17"/>
      <text:p text:style-name="P37"><text:span text:style-name="T5">The proposed solution tries to follow</text:span><text:span text:style-name="T43">s</text:span><text:span text:style-name="T5"> the approach from </text:span><text:span text:style-name="T43">source </text:span><text:span text:style-name="T5">[4], but </text:span><text:span text:style-name="T43">is </text:span><text:span text:style-name="T16">implemented using </text:span><text:span text:style-name="T5">the </text:span><text:span text:style-name="T17">Pytorch</text:span><text:span text:style-name="T5"> framework and an </text:span><text:span text:style-name="T17">all-Python</text:span><text:span text:style-name="T5"> implementation.</text:span></text:p>
      <text:p text:style-name="P17"/>
      <text:p text:style-name="P37"><text:span text:style-name="T43">S</text:span><text:span text:style-name="T33">ince we are dealing with high resolution images that need to be broken down in small parts, </text:span><text:span text:style-name="T43">a</text:span><text:span text:style-name="T16"> </text:span><text:span text:style-name="T43">m</text:span><text:span text:style-name="T33">ajor </text:span><text:span text:style-name="T16">part of the implementation will be </text:span><text:span text:style-name="T43">constituted by </text:span><text:span text:style-name="T16">the pre-processing of the input data.</text:span><text:span text:style-name="T33"> </text:span><text:span text:style-name="T27">After pre-processing, the dataset is expected to contain tens of thousands of images, </text:span><text:span text:style-name="T43">which represent </text:span><text:span text:style-name="T27">both positive and negative </text:span><text:span text:style-name="T43">samples</text:span></text:p>
      <text:p text:style-name="P24">A transfer learning method will be used, using AlexNet as a pre-trained model.</text:p>
      <text:p text:style-name="P21"/>
      <text:p text:style-name="P21"/>
      <text:p text:style-name="P32">Benchmark model</text:p>
      <text:p text:style-name="P8"/>
      <text:p text:style-name="P8"><text:span text:style-name="T6">The expected result </text:span><text:span text:style-name="T43">is </text:span><text:span text:style-name="T8">an accuracy of more than 50%</text:span><text:span text:style-name="T6">. Results from [2] and [4] can be used for </text:span><text:span text:style-name="T43">evaluating</text:span><text:span text:style-name="T6"> the final </text:span><text:span text:style-name="T43">outcome</text:span><text:span text:style-name="T6">. Having in mind </text:span><text:span text:style-name="T8">that </text:span><text:span text:style-name="T6">this </text:span><text:span text:style-name="T8">is </text:span><text:span text:style-name="T6">a highly complex issue, which requires a skill set which is outside the scope of this nanodegree, the accuracy is not expected to be at cutting edge levels. The </text:span><text:span text:style-name="T8">focus </text:span><text:span text:style-name="T43">is mainly </text:span><text:span text:style-name="T6">directed towards developing a working pipeline that can be further improved </text:span><text:span text:style-name="T43">and built upon, but also getting familiar to the challenges of a real-life ML problem.</text:span></text:p>
      <text:p text:style-name="P51"/>
      <text:p text:style-name="P51"/>
      <text:p text:style-name="P51"><text:soft-page-break/></text:p>
      <text:p text:style-name="P46">Evaluation metrics</text:p>
      <text:p text:style-name="P8"/>
      <text:p text:style-name="P22"><text:span text:style-name="T27">Since the problem represents a binary classification, the main metric used for evaluating the model will be </text:span><text:span text:style-name="T43">the </text:span><text:span text:style-name="T18">accuracy </text:span><text:span text:style-name="T28">measurement</text:span><text:span text:style-name="T27">. A subset of the original dataset will be extracted and used solely for testing and evaluating the model. Accuracy measurement will be made on extracted patches (a scan can contain multiple positive patches) from the original image. The class of the patches is set according to their presence in the type 2 images (ie. class 1 – patch is p</text:span><text:span text:style-name="T33">resent in the type 2 image, representing annotated mitotic centers; class 0 – class is not present in the list of annotated mitotic centers)</text:span></text:p>
      <text:p text:style-name="P8"/>
      <text:p text:style-name="P8"/>
      <text:p text:style-name="P47">Project Design</text:p>
      <text:p text:style-name="P8"/>
      <text:p text:style-name="P38"><text:span text:style-name="T34">One of the big challenges </text:span><text:span text:style-name="T43">of</text:span><text:span text:style-name="T34"> the project is the </text:span><text:span text:style-name="T44">patch extraction </text:span><text:span text:style-name="T34">phase that needs to be done on the original dataset. </text:span><text:span text:style-name="T43">This is a highly resource consuming operation.</text:span></text:p>
      <text:p text:style-name="P23"><text:span text:style-name="T43">The workflow </text:span><text:span text:style-name="T34">will follow </text:span><text:span text:style-name="T26">the procedure briefly described below:</text:span></text:p>
      <text:p text:style-name="P23">- <text:span text:style-name="T34">for </text:span><text:span text:style-name="T35">extracting </text:span><text:span text:style-name="T26">positive patches: from the original image (*.tif) extract the annotated mitotic centers by using the centers found in the type 2 input images.</text:span></text:p>
      <text:p text:style-name="P23">- <text:span text:style-name="T34">for </text:span><text:span text:style-name="T35">extracting </text:span><text:span text:style-name="T26">negative patches: from the original image (*.tif) extract the annotated mitotic centers by using the centers found in the type 1 input images. This makes sure that the negative dataset contains patches that are relevant for the classification and not just random patches from the scan that contain no annotation.</text:span></text:p>
      <text:p text:style-name="P23"/>
      <text:p text:style-name="P25">To address the problem of class imbalance, the number of positive patches will be augmented by applying a rotation to each extracted patch.</text:p>
      <text:p text:style-name="P23"/>
      <text:p text:style-name="P27"><text:span text:style-name="T35">The AlexNet model was </text:span><text:span text:style-name="T43">chosen</text:span><text:span text:style-name="T35">, since it’s a benchmark network that has a straightforward implementation in PyTorch. The transfer learning approach was </text:span><text:span text:style-name="T43">selected</text:span><text:span text:style-name="T35">, since it is shown to give good results with a smaller resource expenditure compared to the “clean”</text:span><text:span text:style-name="T43">(untrained)</text:span><text:span text:style-name="T35"> model.</text:span></text:p>
      <text:p text:style-name="P25"/>
      <text:p text:style-name="P26"><text:span text:style-name="T35">In order to use the pre-trained AlexNet model, a </text:span><text:span text:style-name="T43">set</text:span><text:span text:style-name="T35"> of transforms need</text:span><text:span text:style-name="T43">s</text:span><text:span text:style-name="T35"> to be applied to the images </text:span><text:span text:style-name="T44">obtained after the initial patch extraction phase</text:span><text:span text:style-name="T35">(eg. reshaping, converting to tensors, </text:span><text:span text:style-name="T36">normalization, creation of DataLoaders). These are relatively easy to implement using the PyTorch framework, which has built-in functions for most of the needed operations.</text:span></text:p>
      <text:p text:style-name="P23"/>
      <text:p text:style-name="P39"><text:span text:style-name="T37">Since the training of the model can still be quite time consuming (when using no GPU), it is </text:span><text:span text:style-name="T45">also </text:span><text:span text:style-name="T37"><text:s/>important to implement a </text:span><text:span text:style-name="T45">solution </text:span><text:span text:style-name="T37">that </text:span><text:span text:style-name="T45">can </text:span><text:span text:style-name="T37">handle a fragmented workflow </text:span><text:span text:style-name="T45">(ie. stop training, </text:span><text:span text:style-name="T37">saving and loading the model and it’s trained weights, </text:span><text:span text:style-name="T45">resume training).</text:span></text:p>
      <text:p text:style-name="P28"/>
      <text:p text:style-name="P28">Optionally, a second pre-trained model can be trained (eg. ResNet, DenseNet), for comparing the performance of the two. </text:p>
      <text:p text:style-name="P26"/>
      <text:p text:style-name="P8"/>
      <text:p text:style-name="P8"/>
      <text:p text:style-name="P8"/>
      <text:p text:style-name="P8"/>
      <text:p text:style-name="P8"/>
      <text:p text:style-name="P8"/>
      <text:p text:style-name="P8"/>
      <text:p text:style-name="P8"/>
      <text:p text:style-name="P8"/>
      <text:p text:style-name="P8"><text:soft-page-break/></text:p>
      <text:p text:style-name="P33">References</text:p>
      <text:p text:style-name="P7"/>
      <text:p text:style-name="P8"><text:span text:style-name="T6">[1] </text:span>Use Case 5: Mitosis Detection. <text:a xlink:type="simple" xlink:href="http://www.andrewjanowczyk.com/use-case-5-mitosis-detection/" text:style-name="Internet_20_link" text:visited-style-name="Visited_20_Internet_20_Link">http://www.andrewjanowczyk.com/use-case-5-mitosis-detection/</text:a></text:p>
      <text:p text:style-name="P8"/>
      <text:p text:style-name="P7">[2] Tumor Proliferation Assessment Challenge 2016. <text:a xlink:type="simple" xlink:href="http://tupac.tue-image.nl/" text:style-name="Internet_20_link" text:visited-style-name="Visited_20_Internet_20_Link">http://tupac.tue-image.nl/</text:a> </text:p>
      <text:p text:style-name="P7"/>
      <text:p text:style-name="P8"><text:span text:style-name="T6">[3] </text:span><text:span text:style-name="T3"><text:s/></text:span>How This Biotech Company Integrates Machine Learning Algorithms To Detect Relapse Of Breast Cancer. <text:span text:style-name="T6"><text:s/></text:span><text:a xlink:type="simple" xlink:href="https://analyticsindiamag.com/how-this-biotech-company-integrates-machine-learning-algorithms-to-detect-breast-cancer/" text:style-name="Internet_20_link" text:visited-style-name="Visited_20_Internet_20_Link"><text:span text:style-name="T3">https://analyticsindiamag.com/how-this-biotech-company-integrates-machine-learning-algorithms-to-detect-breast-cancer/</text:span></text:a><text:span text:style-name="T3"> </text:span></text:p>
      <text:p text:style-name="P8"/>
      <text:p text:style-name="P11"><text:span text:style-name="T10">[4] </text:span>Digital Pathology. <text:a xlink:type="simple" xlink:href="https://www.leicabiosystems.com/knowledge-pathway/digital-pathology/" text:style-name="Internet_20_link" text:visited-style-name="Visited_20_Internet_20_Link">https://www.leicabiosystems.com/knowledge-pathway/digital-pathology/</text:a></text:p>
      <text:p text:style-name="P11"/>
      <text:p text:style-name="P11"><text:span text:style-name="T10">[5] </text:span>Transfer learning based deep CNN for segmentation and detection of mitoses in breast cancer histopathological images. Wahab, N., Khan, A., &amp; Lee, Y. S. (2019).</text:p>
      <text:p text:style-name="P11"/>
      <text:p text:style-name="P19">[6] Wang H, Cruz‐Roa A, Basavanhally A, Gilmore H, Shih N, Feldman M, et al. Mitosis detection in breast cancer pathology images by combining handcrafted and convolutional neural network features. J Med Imaging (Bellingham) 2014;1:03400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4T09:11:03.949755570</meta:creation-date>
    <dc:date>2020-10-09T12:12:10.237488748</dc:date>
    <meta:editing-duration>PT1H25M30S</meta:editing-duration>
    <meta:editing-cycles>21</meta:editing-cycles>
    <meta:generator>LibreOffice/6.4.6.2$Linux_X86_64 LibreOffice_project/40$Build-2</meta:generator>
    <meta:document-statistic meta:table-count="0" meta:image-count="0" meta:object-count="1" meta:page-count="5" meta:paragraph-count="72" meta:word-count="1729" meta:character-count="11142" meta:non-whitespace-character-count="9455"/>
  </office:meta>
</office:document-meta>
</file>

<file path=Object 1/content.xml><?xml version="1.0" encoding="utf-8"?>
<math xmlns="http://www.w3.org/1998/Math/MathML" display="block">
  <semantics>
    <mrow>
      <mi mathvariant="italic">Accuracy</mi>
      <mo stretchy="false">=</mo>
      <mfrac>
        <mrow>
          <mi mathvariant="italic">True</mi>
          <mrow>
            <mi mathvariant="italic">Positives</mi>
            <mo stretchy="false">+</mo>
            <mi mathvariant="italic">True</mi>
          </mrow>
          <mi mathvariant="italic">Negatives</mi>
        </mrow>
        <mrow>
          <mi mathvariant="italic">Total</mi>
          <mi mathvariant="italic">no</mi>
          <mi>.</mi>
          <mi mathvariant="italic">of</mi>
          <mi mathvariant="italic">samples</mi>
        </mrow>
      </mfrac>
    </mrow>
    <annotation encoding="StarMath 5.0">Accuracy = {True Positives + True Negatives} over {Total no. of samples} </annotation>
  </semantics>
</math>
</file>